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SERT INTO souscategorie (nom, idCategorie)</text:p>
      <text:p text:style-name="Standard">VALUES ('Aquarium', 2),</text:p>
      <text:p text:style-name="Standard">('Cage', 1),</text:p>
      <text:p text:style-name="Standard">('Alimentation rongeur', 1),</text:p>
      <text:p text:style-name="Standard">('Alimentation poisson', 2),</text:p>
      <text:p text:style-name="Standard">('Alimentation oiseau', 3),</text:p>
      <text:p text:style-name="Standard">('Alimentation chat', 4),</text:p>
      <text:p text:style-name="Standard">('Alimentation chien', 5),</text:p>
      <text:p text:style-name="Standard">('Alimentation reptile', 6),</text:p>
      <text:p text:style-name="Standard">('Accessoire rongeur', 1),</text:p>
      <text:p text:style-name="Standard">('Accessoire poisson', 2),</text:p>
      <text:p text:style-name="Standard">('Accessoire oiseau', 3),</text:p>
      <text:p text:style-name="Standard">('Accessoire chat', 4),</text:p>
      <text:p text:style-name="Standard">('Accessoire chien', 5),</text:p>
      <text:p text:style-name="Standard">('Accessoire reptile', 6),</text:p>
      <text:p text:style-name="Standard">('Niche chien', 5),</text:p>
      <text:p text:style-name="Standard">('Niche chat', 4),</text:p>
      <text:p text:style-name="Standard">('Vivarium', 6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2T12:31:42.585000000</meta:creation-date>
    <dc:date>2021-10-22T12:34:10.342000000</dc:date>
    <meta:editing-duration>PT2M28S</meta:editing-duration>
    <meta:editing-cycles>3</meta:editing-cycles>
    <meta:generator>LibreOffice/7.1.4.2$Windows_X86_64 LibreOffice_project/a529a4fab45b75fefc5b6226684193eb000654f6</meta:generator>
    <meta:document-statistic meta:table-count="0" meta:image-count="0" meta:object-count="0" meta:page-count="1" meta:paragraph-count="18" meta:word-count="54" meta:character-count="444" meta:non-whitespace-character-count="408"/>
  </office:meta>
</office:document-meta>
</file>